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Pictures/10000201000000EE000000E31F194532.png" manifest:media-type="image/png"/>
  <manifest:file-entry manifest:full-path="Fonts/SonsieOne-Regular.ttf" manifest:media-type="application/x-font-tt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Lucida Grande" svg:font-family="'Lucida Grande'" style:font-family-generic="swiss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Sonsie One" svg:font-family="'Sonsie One'">
      <svg:font-face-src>
        <svg:font-face-uri xlink:href="Fonts/SonsieOne-Regular.ttf" xlink:type="simple">
          <svg:font-face-format svg:string="truetype"/>
        </svg:font-face-uri>
      </svg:font-face-src>
    </style:font-face>
  </office:font-face-decls>
  <office:automatic-styles>
    <style:style style:name="auto-1204216394_0" style:family="paragraph" style:parent-style-name="Standard">
      <style:paragraph-properties fo:text-align="lef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auto-1204216394_0"/>
      <text:p text:style-name="Normal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ffff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Normal" style:family="paragraph"/>
    <style:style style:name="Heading_20_1" style:display-name="Heading 1" style:family="paragraph" style:parent-style-name="Heading" style:default-outline-level="1" style:class="text">
      <style:text-properties fo:font-size="22pt" fo:font-weight="bold" style:font-size-asian="22pt" style:font-weight-asian="bold" style:font-size-complex="2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creation-date>2012-11-06T18:14:07</meta:creation-date>
    <dc:date>2017-05-25T16:43:28.768Z</dc:date>
    <meta:editing-cycles>8</meta:editing-cycles>
    <meta:generator>WebODF/0.5.9 Mozilla/5.0 (Windows NT 6.1; WOW64; rv:53.0) Gecko/20100101 Firefox/53.0</meta:generator>
    <dc:creator>Lisa Alexander</dc:creator>
  </office:meta>
</office:document-meta>
</file>